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168cm" fo:margin-bottom="0cm" style:contextual-spacing="false"/>
    </style:style>
    <style:style style:name="P2" style:family="paragraph" style:parent-style-name="Heading_20_1">
      <style:paragraph-properties fo:margin-top="0.002cm" fo:margin-bottom="0cm" style:contextual-spacing="false"/>
    </style:style>
    <style:style style:name="P3" style:family="paragraph" style:parent-style-name="Text_20_body">
      <style:paragraph-properties fo:margin-top="0.002cm" fo:margin-bottom="0cm" style:contextual-spacing="false"/>
    </style:style>
    <style:style style:name="P4" style:family="paragraph" style:parent-style-name="Text_20_body">
      <style:paragraph-properties fo:margin-left="0.199cm" fo:margin-right="0.155cm" fo:margin-top="0.032cm" fo:margin-bottom="0cm" style:contextual-spacing="false" fo:line-height="95%"/>
    </style:style>
    <style:style style:name="P5" style:family="paragraph" style:parent-style-name="Text_20_body">
      <style:paragraph-properties fo:margin-top="0.032cm" fo:margin-bottom="0cm" style:contextual-spacing="false" fo:line-height="95%"/>
    </style:style>
    <style:style style:name="P6" style:family="paragraph" style:parent-style-name="Text_20_body">
      <style:paragraph-properties fo:margin-top="0.012cm" fo:margin-bottom="0cm" style:contextual-spacing="false"/>
    </style:style>
    <style:style style:name="P7" style:family="paragraph" style:parent-style-name="Text_20_body">
      <style:paragraph-properties fo:margin-left="0cm" fo:margin-right="0cm" fo:margin-top="0.39cm" fo:margin-bottom="0cm" style:contextual-spacing="false"/>
    </style:style>
    <style:style style:name="P8" style:family="paragraph" style:parent-style-name="Text_20_body">
      <style:paragraph-properties fo:margin-left="0cm" fo:margin-right="0cm" fo:margin-top="0.411cm" fo:margin-bottom="0cm" style:contextual-spacing="false"/>
    </style:style>
    <style:style style:name="P9" style:family="paragraph" style:parent-style-name="Text_20_body">
      <style:paragraph-properties fo:margin-left="0cm" fo:margin-right="0cm" fo:margin-top="0.415cm" fo:margin-bottom="0cm" style:contextual-spacing="false"/>
    </style:style>
    <style:style style:name="P10" style:family="paragraph" style:parent-style-name="Text_20_body">
      <style:paragraph-properties fo:margin-left="0cm" fo:margin-right="0cm" fo:margin-top="0.025cm" fo:margin-bottom="0cm" style:contextual-spacing="false"/>
      <style:text-properties fo:font-weight="bold" style:font-weight-asian="bold"/>
    </style:style>
    <style:style style:name="P11" style:family="paragraph" style:parent-style-name="Text_20_body">
      <style:paragraph-properties fo:margin-left="0cm" fo:margin-right="0cm" fo:margin-top="0.023cm" fo:margin-bottom="0cm" style:contextual-spacing="false"/>
      <style:text-properties fo:font-weight="bold" style:font-weight-asian="bold"/>
    </style:style>
    <style:style style:name="P12" style:family="paragraph" style:parent-style-name="Heading_20_1">
      <style:text-properties fo:letter-spacing="-0.009cm"/>
    </style:style>
    <style:style style:name="P13" style:family="paragraph" style:parent-style-name="Heading_20_2">
      <style:text-properties fo:letter-spacing="-0.004cm"/>
    </style:style>
    <style:style style:name="P14" style:family="paragraph" style:parent-style-name="Heading_20_2">
      <style:paragraph-properties fo:margin-top="0.016cm" fo:margin-bottom="0cm" style:contextual-spacing="false"/>
    </style:style>
    <style:style style:name="P15" style:family="paragraph" style:parent-style-name="Heading_20_2">
      <style:paragraph-properties fo:margin-top="0.014cm" fo:margin-bottom="0cm" style:contextual-spacing="false"/>
    </style:style>
    <style:style style:name="P16" style:family="paragraph" style:parent-style-name="List_20_Paragraph" style:list-style-name="WWNum1">
      <style:paragraph-properties fo:margin-left="0.621cm" fo:margin-right="0cm" fo:margin-top="0cm" fo:margin-bottom="0cm" style:contextual-spacing="false" fo:line-height="0.425cm" fo:text-align="start" style:justify-single-word="false" fo:text-indent="-0.422cm" style:auto-text-indent="false">
        <style:tab-stops>
          <style:tab-stop style:position="0.621cm"/>
        </style:tab-stops>
      </style:paragraph-properties>
    </style:style>
    <style:style style:name="P17" style:family="paragraph" style:parent-style-name="List_20_Paragraph" style:list-style-name="WWNum1">
      <style:paragraph-properties fo:margin-left="0.621cm" fo:margin-right="0cm" fo:margin-top="0cm" fo:margin-bottom="0cm" style:contextual-spacing="false" fo:line-height="0.423cm" fo:text-align="start" style:justify-single-word="false" fo:text-indent="-0.422cm" style:auto-text-indent="false">
        <style:tab-stops>
          <style:tab-stop style:position="0.621cm"/>
        </style:tab-stops>
      </style:paragraph-properties>
    </style:style>
    <style:style style:name="P18" style:family="paragraph" style:parent-style-name="List_20_Paragraph" style:list-style-name="WWNum1">
      <style:paragraph-properties fo:margin-left="0.621cm" fo:margin-right="0cm" fo:margin-top="0cm" fo:margin-bottom="0cm" style:contextual-spacing="false" fo:line-height="0.476cm" fo:text-align="start" style:justify-single-word="false" fo:text-indent="-0.422cm" style:auto-text-indent="false">
        <style:tab-stops>
          <style:tab-stop style:position="0.621cm"/>
        </style:tab-stops>
      </style:paragraph-properties>
    </style:style>
    <style:style style:name="P19" style:family="paragraph" style:parent-style-name="Standard">
      <style:paragraph-properties fo:margin-left="0.199cm" fo:margin-right="0cm" fo:margin-top="0.012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199cm" fo:margin-right="0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0.199cm" fo:margin-right="0cm" fo:margin-top="0.016cm" fo:margin-bottom="0cm" style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199cm" fo:margin-right="0cm" fo:margin-top="0.012cm" fo:margin-bottom="0cm" style:contextual-spacing="false" fo:text-align="start" style:justify-single-word="false" fo:text-indent="0cm" style:auto-text-indent="false"/>
      <style:text-properties officeooo:paragraph-rsid="0010064a"/>
    </style:style>
    <style:style style:name="P23" style:family="paragraph" style:parent-style-name="Standard">
      <style:paragraph-properties fo:margin-left="0.199cm" fo:margin-right="0cm" fo:margin-top="0.032cm" fo:margin-bottom="0cm" style:contextual-spacing="false" fo:line-height="95%" fo:text-align="start" style:justify-single-word="false" fo:text-indent="0cm" style:auto-text-indent="false"/>
    </style:style>
    <style:style style:name="P24" style:family="paragraph" style:parent-style-name="Standard">
      <style:paragraph-properties fo:margin-left="0.199cm" fo:margin-right="0cm" fo:margin-top="0.03cm" fo:margin-bottom="0cm" style:contextual-spacing="false" fo:line-height="95%" fo:text-align="start" style:justify-single-word="false" fo:text-indent="0cm" style:auto-text-indent="false"/>
    </style:style>
    <style:style style:name="P25" style:family="paragraph" style:parent-style-name="Standard">
      <style:paragraph-properties fo:margin-left="0.199cm" fo:margin-right="0.275cm" fo:margin-top="0.03cm" fo:margin-bottom="0cm" style:contextual-spacing="false" fo:line-height="95%" fo:text-align="start" style:justify-single-word="false" fo:text-indent="0cm" style:auto-text-indent="false"/>
    </style:style>
    <style:style style:name="P26" style:family="paragraph" style:parent-style-name="Standard">
      <style:paragraph-properties fo:margin-left="0.199cm" fo:margin-right="0.155cm" fo:margin-top="0.032cm" fo:margin-bottom="0cm" style:contextual-spacing="false" fo:line-height="95%" fo:text-align="start" style:justify-single-word="false" fo:text-indent="0cm" style:auto-text-indent="false"/>
    </style:style>
    <style:style style:name="P27" style:family="paragraph" style:parent-style-name="Standard">
      <style:paragraph-properties fo:margin-left="0.199cm" fo:margin-right="0cm" fo:margin-top="0.012cm" fo:margin-bottom="0cm" style:contextual-spacing="false" fo:line-height="0.393cm" fo:text-align="start" style:justify-single-word="false" fo:text-indent="0cm" style:auto-text-indent="false"/>
    </style:style>
    <style:style style:name="P28" style:family="paragraph" style:parent-style-name="Standard">
      <style:paragraph-properties fo:margin-left="0.199cm" fo:margin-top="0.168cm" fo:margin-bottom="0cm" style:contextual-spacing="false"/>
      <style:text-properties style:font-name="Arial" fo:font-size="11pt" fo:letter-spacing="-0.009cm" fo:font-weight="bold"/>
    </style:style>
    <style:style style:name="P29" style:family="paragraph" style:parent-style-name="Standard" style:master-page-name="Standard">
      <style:paragraph-properties fo:margin-left="0.199cm" fo:margin-top="0.168cm" fo:margin-bottom="0cm" style:contextual-spacing="false" style:page-number="auto"/>
      <style:text-properties style:font-name="Arial" fo:font-size="11pt" fo:letter-spacing="-0.009cm" fo:font-weight="bold"/>
    </style:style>
    <style:style style:name="P30" style:family="paragraph" style:parent-style-name="Standard">
      <style:paragraph-properties fo:margin-left="0.199cm"/>
      <style:text-properties style:font-name="Arial" fo:font-size="11pt" fo:letter-spacing="-0.009cm" fo:font-weight="bold"/>
    </style:style>
    <style:style style:name="P31" style:family="paragraph" style:parent-style-name="Standard">
      <style:paragraph-properties fo:margin-left="0.199cm" fo:margin-top="0.002cm" fo:margin-bottom="0cm" style:contextual-spacing="false"/>
      <style:text-properties style:font-name="Arial" fo:font-size="11pt" fo:letter-spacing="-0.009cm" fo:font-weight="bold"/>
    </style:style>
    <style:style style:name="P32" style:family="paragraph" style:parent-style-name="Standard">
      <style:paragraph-properties fo:margin-left="0.199cm" fo:margin-top="0.012cm" fo:margin-bottom="0cm" style:contextual-spacing="false"/>
      <style:text-properties style:font-name="Arial" fo:font-size="11pt" fo:letter-spacing="-0.004cm" fo:font-weight="bold"/>
    </style:style>
    <style:style style:name="P33" style:family="paragraph" style:parent-style-name="Standard">
      <style:paragraph-properties fo:margin-top="0.025cm" fo:margin-bottom="0cm" style:contextual-spacing="false"/>
      <style:text-properties style:font-name="Arial" fo:font-size="11pt"/>
    </style:style>
    <style:style style:name="P34" style:family="paragraph" style:parent-style-name="Standard">
      <style:paragraph-properties fo:margin-left="0.199cm"/>
      <style:text-properties style:font-name="Arial" fo:font-size="11pt"/>
    </style:style>
    <style:style style:name="P35" style:family="paragraph" style:parent-style-name="Standard">
      <style:paragraph-properties fo:margin-left="0.199cm" fo:margin-top="0.012cm" fo:margin-bottom="0cm" style:contextual-spacing="false"/>
      <style:text-properties style:font-name="Arial" fo:font-size="11pt"/>
    </style:style>
    <style:style style:name="P36" style:family="paragraph" style:parent-style-name="Standard">
      <style:paragraph-properties fo:margin-left="0.199cm" fo:margin-top="0.016cm" fo:margin-bottom="0cm" style:contextual-spacing="false"/>
      <style:text-properties style:font-name="Arial" fo:font-size="11pt"/>
    </style:style>
    <style:style style:name="P37" style:family="paragraph" style:parent-style-name="Standard">
      <style:paragraph-properties fo:margin-left="0.199cm" fo:margin-top="0.002cm" fo:margin-bottom="0cm" style:contextual-spacing="false"/>
      <style:text-properties style:font-name="Arial" fo:font-size="11pt"/>
    </style:style>
    <style:style style:name="P38" style:family="paragraph" style:parent-style-name="Standard">
      <style:paragraph-properties fo:margin-left="0.199cm" fo:margin-top="0.014cm" fo:margin-bottom="0cm" style:contextual-spacing="false"/>
      <style:text-properties style:font-name="Arial" fo:font-size="11pt"/>
    </style:style>
    <style:style style:name="P39" style:family="paragraph" style:parent-style-name="Standard">
      <style:paragraph-properties fo:margin-left="0.199cm" fo:margin-top="0.032cm" fo:margin-bottom="0cm" style:contextual-spacing="false" fo:line-height="95%"/>
      <style:text-properties style:font-name="Arial" fo:font-size="11pt"/>
    </style:style>
    <style:style style:name="P40" style:family="paragraph" style:parent-style-name="Standard">
      <style:paragraph-properties fo:margin-left="0.199cm" fo:margin-top="0.03cm" fo:margin-bottom="0cm" style:contextual-spacing="false" fo:line-height="95%"/>
      <style:text-properties style:font-name="Arial" fo:font-size="11pt"/>
    </style:style>
    <style:style style:name="P41" style:family="paragraph" style:parent-style-name="Standard">
      <style:paragraph-properties fo:margin-left="0.199cm" fo:margin-right="0.155cm" fo:margin-top="0.032cm" fo:margin-bottom="0cm" style:contextual-spacing="false" fo:line-height="95%"/>
      <style:text-properties style:font-name="Arial" fo:font-size="11pt"/>
    </style:style>
    <style:style style:name="P42" style:family="paragraph" style:parent-style-name="Standard">
      <style:paragraph-properties fo:margin-left="0.199cm" fo:margin-right="0.275cm" fo:margin-top="0.03cm" fo:margin-bottom="0cm" style:contextual-spacing="false" fo:line-height="95%"/>
      <style:text-properties style:font-name="Arial" fo:font-size="11pt"/>
    </style:style>
    <style:style style:name="P43" style:family="paragraph" style:parent-style-name="Standard">
      <style:paragraph-properties fo:margin-top="0.39cm" fo:margin-bottom="0cm" style:contextual-spacing="false"/>
      <style:text-properties style:font-name="Arial" fo:font-size="11pt"/>
    </style:style>
    <style:style style:name="P44" style:family="paragraph" style:parent-style-name="Standard">
      <style:paragraph-properties fo:margin-left="0.199cm" fo:margin-top="0.012cm" fo:margin-bottom="0cm" style:contextual-spacing="false" fo:line-height="0.393cm"/>
      <style:text-properties style:font-name="Arial" fo:font-size="11pt"/>
    </style:style>
    <style:style style:name="P45" style:family="paragraph" style:parent-style-name="Standard" style:list-style-name="L1">
      <style:paragraph-properties fo:margin-left="1.27cm" fo:line-height="0.425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/>
    </style:style>
    <style:style style:name="P46" style:family="paragraph" style:parent-style-name="Standard" style:list-style-name="L1">
      <style:paragraph-properties fo:margin-left="1.27cm" fo:line-height="0.423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/>
    </style:style>
    <style:style style:name="P47" style:family="paragraph" style:parent-style-name="Standard" style:list-style-name="L1">
      <style:paragraph-properties fo:margin-left="1.27cm" fo:line-height="0.476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/>
    </style:style>
    <style:style style:name="P48" style:family="paragraph" style:parent-style-name="Standard">
      <style:paragraph-properties fo:margin-top="0.411cm" fo:margin-bottom="0cm" style:contextual-spacing="false"/>
      <style:text-properties style:font-name="Arial" fo:font-size="11pt"/>
    </style:style>
    <style:style style:name="P49" style:family="paragraph" style:parent-style-name="Standard">
      <style:paragraph-properties fo:margin-top="0.415cm" fo:margin-bottom="0cm" style:contextual-spacing="false"/>
      <style:text-properties style:font-name="Arial" fo:font-size="11pt"/>
    </style:style>
    <style:style style:name="P50" style:family="paragraph" style:parent-style-name="Standard">
      <style:paragraph-properties fo:margin-top="0.023cm" fo:margin-bottom="0cm" style:contextual-spacing="false"/>
      <style:text-properties style:font-name="Arial" fo:font-size="11pt"/>
    </style:style>
    <style:style style:name="T1" style:family="text">
      <style:text-properties fo:letter-spacing="-0.009cm"/>
    </style:style>
    <style:style style:name="T2" style:family="text">
      <style:text-properties fo:letter-spacing="-0.009cm" fo:font-weight="bold"/>
    </style:style>
    <style:style style:name="T3" style:family="text">
      <style:text-properties fo:letter-spacing="-0.009cm" fo:font-weight="bold" style:font-weight-asian="bold"/>
    </style:style>
    <style:style style:name="T4" style:family="text">
      <style:text-properties fo:letter-spacing="-0.009cm" officeooo:rsid="0010064a"/>
    </style:style>
    <style:style style:name="T5" style:family="text">
      <style:text-properties fo:letter-spacing="-0.004cm"/>
    </style:style>
    <style:style style:name="T6" style:family="text">
      <style:text-properties fo:letter-spacing="-0.004cm" fo:font-weight="normal" style:font-weight-asian="normal"/>
    </style:style>
    <style:style style:name="T7" style:family="text">
      <style:text-properties fo:letter-spacing="-0.004cm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fo:letter-spacing="-0.018cm"/>
    </style:style>
    <style:style style:name="T11" style:family="text">
      <style:text-properties fo:letter-spacing="-0.018cm" fo:font-weight="bold"/>
    </style:style>
    <style:style style:name="T12" style:family="text">
      <style:text-properties fo:letter-spacing="-0.018cm" fo:font-weight="bold" style:font-weight-asian="bold"/>
    </style:style>
    <style:style style:name="T13" style:family="text">
      <style:text-properties fo:font-size="11pt" fo:font-weight="bold" style:font-size-asian="11pt" style:font-weight-asian="bold"/>
    </style:style>
    <style:style style:name="T14" style:family="text">
      <style:text-properties fo:font-size="11pt" fo:letter-spacing="-0.021cm" fo:font-weight="bold" style:font-size-asian="11pt" style:font-weight-asian="bold"/>
    </style:style>
    <style:style style:name="T15" style:family="text">
      <style:text-properties fo:font-size="11pt" fo:letter-spacing="-0.019cm" fo:font-weight="bold" style:font-size-asian="11pt" style:font-weight-asian="bold"/>
    </style:style>
    <style:style style:name="T16" style:family="text">
      <style:text-properties fo:font-size="11pt" fo:letter-spacing="-0.004cm" style:font-size-asian="11pt"/>
    </style:style>
    <style:style style:name="T17" style:family="text">
      <style:text-properties fo:font-size="11pt" fo:letter-spacing="-0.004cm" fo:font-weight="bold" style:font-size-asian="11pt" style:font-weight-asian="bold"/>
    </style:style>
    <style:style style:name="T18" style:family="text">
      <style:text-properties fo:font-size="11pt" fo:letter-spacing="-0.004cm" fo:font-weight="normal" officeooo:rsid="0010064a" style:font-size-asian="11pt" style:font-weight-asian="normal" style:font-size-complex="11pt" style:font-weight-complex="normal"/>
    </style:style>
    <style:style style:name="T19" style:family="text">
      <style:text-properties fo:font-size="11pt" style:font-size-asian="11pt"/>
    </style:style>
    <style:style style:name="T20" style:family="text">
      <style:text-properties fo:font-size="11pt" fo:letter-spacing="-0.007cm" fo:font-weight="bold" style:font-size-asian="11pt" style:font-weight-asian="bold"/>
    </style:style>
    <style:style style:name="T21" style:family="text">
      <style:text-properties fo:font-size="11pt" fo:letter-spacing="-0.007cm" style:font-size-asian="11pt"/>
    </style:style>
    <style:style style:name="T22" style:family="text">
      <style:text-properties fo:font-size="11pt" fo:letter-spacing="-0.007cm" fo:font-weight="normal" officeooo:rsid="0010064a" style:font-size-asian="11pt" style:font-weight-asian="normal" style:font-weight-complex="normal"/>
    </style:style>
    <style:style style:name="T23" style:family="text">
      <style:text-properties fo:font-size="11pt" fo:letter-spacing="-0.011cm" fo:font-weight="bold" style:font-size-asian="11pt" style:font-weight-asian="bold"/>
    </style:style>
    <style:style style:name="T24" style:family="text">
      <style:text-properties fo:font-size="11pt" fo:letter-spacing="-0.011cm" style:font-size-asian="11pt"/>
    </style:style>
    <style:style style:name="T25" style:family="text">
      <style:text-properties fo:font-size="11pt" fo:letter-spacing="-0.009cm" style:font-size-asian="11pt"/>
    </style:style>
    <style:style style:name="T26" style:family="text">
      <style:text-properties fo:font-size="11pt" fo:letter-spacing="-0.009cm" fo:font-weight="bold" style:font-size-asian="11pt" style:font-weight-asian="bold"/>
    </style:style>
    <style:style style:name="T27" style:family="text">
      <style:text-properties fo:font-size="11pt" fo:letter-spacing="-0.005cm" fo:font-weight="bold" style:font-size-asian="11pt" style:font-weight-asian="bold"/>
    </style:style>
    <style:style style:name="T28" style:family="text">
      <style:text-properties fo:font-size="11pt" fo:letter-spacing="-0.005cm" style:font-size-asian="11pt"/>
    </style:style>
    <style:style style:name="T29" style:family="text">
      <style:text-properties fo:font-size="11pt" fo:letter-spacing="-0.014cm" fo:font-weight="bold" style:font-size-asian="11pt" style:font-weight-asian="bold"/>
    </style:style>
    <style:style style:name="T30" style:family="text">
      <style:text-properties fo:font-size="11pt" fo:letter-spacing="-0.014cm" style:font-size-asian="11pt"/>
    </style:style>
    <style:style style:name="T31" style:family="text">
      <style:text-properties fo:font-size="11pt" fo:letter-spacing="-0.002cm" style:font-size-asian="11pt"/>
    </style:style>
    <style:style style:name="T32" style:family="text">
      <style:text-properties fo:font-size="11pt" fo:letter-spacing="0.002cm" style:font-size-asian="11pt"/>
    </style:style>
    <style:style style:name="T33" style:family="text">
      <style:text-properties fo:font-size="11pt" fo:letter-spacing="-0.012cm" fo:font-weight="bold" style:font-size-asian="11pt" style:font-weight-asian="bold"/>
    </style:style>
    <style:style style:name="T34" style:family="text">
      <style:text-properties fo:font-size="11pt" fo:letter-spacing="-0.012cm" style:font-size-asian="11pt"/>
    </style:style>
    <style:style style:name="T35" style:family="text">
      <style:text-properties fo:font-size="11pt" fo:letter-spacing="-0.025cm" fo:font-weight="bold" style:font-size-asian="11pt" style:font-weight-asian="bold"/>
    </style:style>
    <style:style style:name="T36" style:family="text">
      <style:text-properties fo:font-size="11pt" fo:letter-spacing="-0.023cm" fo:font-weight="bold" style:font-size-asian="11pt" style:font-weight-asian="bold"/>
    </style:style>
    <style:style style:name="T37" style:family="text">
      <style:text-properties fo:font-size="11pt" fo:letter-spacing="-0.023cm" fo:font-weight="normal" officeooo:rsid="0010064a" style:font-size-asian="11pt" style:font-weight-asian="normal" style:font-size-complex="11pt" style:font-weight-complex="normal"/>
    </style:style>
    <style:style style:name="T38" style:family="text">
      <style:text-properties fo:font-size="11pt" fo:letter-spacing="-0.018cm" fo:font-weight="bold" style:font-size-asian="11pt" style:font-weight-asian="bold"/>
    </style:style>
    <style:style style:name="T39" style:family="text">
      <style:text-properties fo:font-size="11pt" fo:letter-spacing="-0.016cm" style:font-size-asian="11pt"/>
    </style:style>
    <style:style style:name="T40" style:family="text">
      <style:text-properties fo:font-size="11pt" fo:letter-spacing="-0.016cm" fo:font-weight="bold" style:font-size-asian="11pt" style:font-weight-asian="bold"/>
    </style:style>
    <style:style style:name="T41" style:family="text">
      <style:text-properties fo:font-size="11pt" fo:letter-spacing="0.005cm" style:font-size-asian="11pt"/>
    </style:style>
    <style:style style:name="T42" style:family="text">
      <style:text-properties fo:font-size="11pt" fo:letter-spacing="0.007cm" style:font-size-asian="11pt"/>
    </style:style>
    <style:style style:name="T43" style:family="text">
      <style:text-properties fo:letter-spacing="0.002cm"/>
    </style:style>
    <style:style style:name="T44" style:family="text">
      <style:text-properties fo:letter-spacing="0.002cm" fo:font-weight="bold"/>
    </style:style>
    <style:style style:name="T45" style:family="text">
      <style:text-properties fo:letter-spacing="0.002cm" fo:font-weight="bold" style:font-weight-asian="bold"/>
    </style:style>
    <style:style style:name="T46" style:family="text">
      <style:text-properties fo:letter-spacing="0.004cm"/>
    </style:style>
    <style:style style:name="T47" style:family="text">
      <style:text-properties fo:letter-spacing="0.004cm" fo:font-weight="bold"/>
    </style:style>
    <style:style style:name="T48" style:family="text">
      <style:text-properties fo:letter-spacing="0.004cm" fo:font-weight="bold" style:font-weight-asian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weight="bold"/>
    </style:style>
    <style:style style:name="T51" style:family="text">
      <style:text-properties fo:letter-spacing="-0.011cm"/>
    </style:style>
    <style:style style:name="T52" style:family="text">
      <style:text-properties fo:letter-spacing="-0.011cm" fo:font-weight="bold"/>
    </style:style>
    <style:style style:name="T53" style:family="text">
      <style:text-properties fo:letter-spacing="-0.011cm" fo:font-weight="bold" style:font-weight-asian="bold"/>
    </style:style>
    <style:style style:name="T54" style:family="text">
      <style:text-properties fo:font-weight="normal" style:font-weight-asian="normal"/>
    </style:style>
    <style:style style:name="T55" style:family="text">
      <style:text-properties fo:letter-spacing="-0.007cm"/>
    </style:style>
    <style:style style:name="T56" style:family="text">
      <style:text-properties fo:letter-spacing="-0.007cm" fo:font-weight="normal" style:font-weight-asian="normal"/>
    </style:style>
    <style:style style:name="T57" style:family="text">
      <style:text-properties fo:letter-spacing="-0.007cm" fo:font-weight="bold"/>
    </style:style>
    <style:style style:name="T58" style:family="text">
      <style:text-properties style:text-position="5% 100%" fo:font-size="11pt" style:font-size-asian="11pt"/>
    </style:style>
    <style:style style:name="T59" style:family="text">
      <style:text-properties style:text-position="5% 100%" fo:font-size="11pt" officeooo:rsid="0010064a" style:font-size-asian="11pt"/>
    </style:style>
    <style:style style:name="T60" style:family="text">
      <style:text-properties style:text-position="5% 100%" fo:font-size="11pt" fo:letter-spacing="-0.002cm" officeooo:rsid="0010064a" style:font-size-asian="11pt"/>
    </style:style>
    <style:style style:name="T61" style:family="text">
      <style:text-properties style:text-position="5% 100%" fo:font-size="11pt" fo:letter-spacing="-0.004cm" officeooo:rsid="0010064a" style:font-size-asian="11pt"/>
    </style:style>
    <style:style style:name="T62" style:family="text">
      <style:text-properties fo:font-size="13pt" fo:font-weight="bold" style:font-size-asian="13pt" style:font-weight-asian="bold"/>
    </style:style>
    <style:style style:name="T63" style:family="text">
      <style:text-properties fo:font-size="13pt" style:font-size-asian="13pt"/>
    </style:style>
    <style:style style:name="T64" style:family="text">
      <style:text-properties fo:font-size="13pt" fo:letter-spacing="-0.004cm" fo:font-weight="bold" style:font-size-asian="13pt" style:font-weight-asian="bold"/>
    </style:style>
    <style:style style:name="T65" style:family="text">
      <style:text-properties fo:letter-spacing="0.011cm"/>
    </style:style>
    <style:style style:name="T66" style:family="text">
      <style:text-properties fo:letter-spacing="0.011cm" fo:font-weight="bold"/>
    </style:style>
    <style:style style:name="T67" style:family="text">
      <style:text-properties fo:letter-spacing="-0.005cm"/>
    </style:style>
    <style:style style:name="T68" style:family="text">
      <style:text-properties fo:letter-spacing="-0.005cm" fo:font-weight="bold"/>
    </style:style>
    <style:style style:name="T69" style:family="text">
      <style:text-properties fo:letter-spacing="-0.005cm" fo:font-weight="bold" style:font-weight-asian="bold"/>
    </style:style>
    <style:style style:name="T70" style:family="text">
      <style:text-properties fo:letter-spacing="-0.002cm"/>
    </style:style>
    <style:style style:name="T71" style:family="text">
      <style:text-properties fo:letter-spacing="-0.002cm" fo:font-weight="bold"/>
    </style:style>
    <style:style style:name="T72" style:family="text">
      <style:text-properties fo:letter-spacing="-0.002cm" fo:font-weight="bold" style:font-weight-asian="bold"/>
    </style:style>
    <style:style style:name="T73" style:family="text">
      <style:text-properties fo:letter-spacing="0.005cm"/>
    </style:style>
    <style:style style:name="T74" style:family="text">
      <style:text-properties fo:letter-spacing="0.005cm" officeooo:rsid="0010064a"/>
    </style:style>
    <style:style style:name="T75" style:family="text">
      <style:text-properties fo:letter-spacing="-0.021cm" fo:font-weight="bold"/>
    </style:style>
    <style:style style:name="T76" style:family="text">
      <style:text-properties fo:letter-spacing="-0.019cm" fo:font-weight="bold"/>
    </style:style>
    <style:style style:name="T77" style:family="text">
      <style:text-properties fo:letter-spacing="-0.014cm"/>
    </style:style>
    <style:style style:name="T78" style:family="text">
      <style:text-properties fo:letter-spacing="-0.014cm" fo:font-weight="bold"/>
    </style:style>
    <style:style style:name="T79" style:family="text">
      <style:text-properties fo:letter-spacing="0.007cm"/>
    </style:style>
    <style:style style:name="T80" style:family="text">
      <style:text-properties fo:letter-spacing="-0.025cm" fo:font-weight="bold"/>
    </style:style>
    <style:style style:name="T81" style:family="text">
      <style:text-properties fo:letter-spacing="-0.023cm"/>
    </style:style>
    <style:style style:name="T82" style:family="text">
      <style:text-properties fo:letter-spacing="-0.023cm" fo:font-weight="bold"/>
    </style:style>
    <style:style style:name="T83" style:family="text">
      <style:text-properties fo:letter-spacing="-0.016cm"/>
    </style:style>
    <style:style style:name="T84" style:family="text">
      <style:text-properties fo:letter-spacing="-0.016cm" fo:font-weight="bold"/>
    </style:style>
    <style:style style:name="T85" style:family="text">
      <style:text-properties officeooo:rsid="0012eab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⁃">
        <style:list-level-properties text:space-before="0.635cm" text:min-label-width="0.635cm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CU1</text:p>
        <text:p text:style-name="P32">Registrazione</text:p>
        <text:p text:style-name="P33"><text:span text:style-name="T8"/></text:p>
        <text:p text:style-name="P34"><text:span text:style-name="T8">Scopo:</text:span><text:span text:style-name="T11"> </text:span>registrarsi<text:span text:style-name="T10"> </text:span>alla<text:span text:style-name="T10"> </text:span><text:span text:style-name="T5">piattaforma</text:span></text:p>
        <text:p text:style-name="P35"><text:span text:style-name="T8">Attori</text:span><text:span text:style-name="T75"> </text:span><text:span text:style-name="T8">primari:</text:span><text:span text:style-name="T76"> </text:span><text:span text:style-name="T5">cliente</text:span></text:p>
        <text:p text:style-name="P35"><text:span text:style-name="T8">Stakeholder:</text:span><text:span text:style-name="T44"> </text:span>il<text:span text:style-name="T43"> </text:span>cliente<text:span text:style-name="T46"> </text:span>vuole<text:span text:style-name="T43"> </text:span>registrarsi<text:span text:style-name="T46"> </text:span>all’app<text:span text:style-name="T43"> </text:span>per<text:span text:style-name="T46"> </text:span>poter<text:span text:style-name="T43"> </text:span>effettuare<text:span text:style-name="T43"> </text:span>dell<text:span text:style-name="T46">e </text:span>ordinazioni<text:span text:style-name="T43"> </text:span>in<text:span text:style-name="T46"> </text:span><text:span text:style-name="T5">futuro</text:span></text:p>
        <text:p text:style-name="P35"><text:span text:style-name="T7">Precondizioni:</text:span><text:span text:style-name="T57"> </text:span><text:span text:style-name="T5">nessuna</text:span></text:p>
        <text:p text:style-name="P35"><text:span text:style-name="T8">Scenario</text:span><text:span text:style-name="T52"> </text:span><text:span text:style-name="T8">di</text:span><text:span text:style-name="T52"> </text:span><text:span text:style-name="T8">successo:</text:span><text:span text:style-name="T52"> </text:span>il<text:span text:style-name="T51"> </text:span>cliente<text:span text:style-name="T1"> </text:span>riesce<text:span text:style-name="T51"> </text:span>a<text:span text:style-name="T51"> </text:span>registrarsi<text:span text:style-name="T51"> </text:span><text:span text:style-name="T5">all’app</text:span></text:p>
        <text:p text:style-name="P39"><text:span text:style-name="T8">Scenario principale di successo: </text:span>il cliente digita i suoi dati e clicca il pulsante registrati, a questo punto, i suoi dati vengono salvati nel database</text:p>
        <text:p text:style-name="P36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">bassa</text:span></text:p>
        <text:p text:style-name="P35"><text:span text:style-name="T8">Scenario</text:span><text:span text:style-name="T57"> </text:span><text:span text:style-name="T8">alternativo:</text:span><text:span text:style-name="T68"> </text:span>il<text:span text:style-name="T67"> </text:span>cliente<text:span text:style-name="T67"> </text:span>non<text:span text:style-name="T67"> </text:span>riesce<text:span text:style-name="T67"> </text:span>a<text:span text:style-name="T67"> </text:span>registrarsi<text:span text:style-name="T67"> </text:span>perché<text:span text:style-name="T67"> </text:span>è<text:span text:style-name="T67"> </text:span>già<text:span text:style-name="T55"> </text:span><text:span text:style-name="T5">registrato</text:span></text:p>
        <text:p text:style-name="P43"/>
        <text:p text:style-name="P30">CU2</text:p>
        <text:p text:style-name="P32">Login</text:p>
        <text:p text:style-name="P33"><text:span text:style-name="T8"/></text:p>
        <text:p text:style-name="P34"><text:span text:style-name="T8">Scopo:</text:span><text:span text:style-name="T78"> </text:span>accedere<text:span text:style-name="T77"> </text:span><text:span text:style-name="T5">all’app</text:span></text:p>
        <text:p text:style-name="P35"><text:span text:style-name="T8">Attori</text:span><text:span text:style-name="T75"> </text:span><text:span text:style-name="T8">primari:</text:span><text:span text:style-name="T76"> </text:span><text:span text:style-name="T5">cliente, ristorante</text:span></text:p>
        <text:p text:style-name="P35"><text:span text:style-name="T8">Stakeholder: </text:span>il cliente<text:span text:style-name="T43"> </text:span>vuole accedere<text:span text:style-name="T43"> </text:span>all’app per<text:span text:style-name="T43"> </text:span>effettuare <text:span text:style-name="T5">un’ordinazione / il ristorante vuole accedere per modificare il menù</text:span></text:p>
        <text:p text:style-name="P35"><text:span text:style-name="T7">Precondizioni:</text:span><text:span text:style-name="T52"> </text:span><text:span text:style-name="T5">essere</text:span><text:span text:style-name="T51"> </text:span><text:span text:style-name="T5">registrati</text:span></text:p>
        <text:p text:style-name="P35"><text:span text:style-name="T8">Scenario</text:span><text:span text:style-name="T2"> </text:span><text:span text:style-name="T8">di</text:span><text:span text:style-name="T57"> </text:span><text:span text:style-name="T8">successo:</text:span><text:span text:style-name="T2"> </text:span>il<text:span text:style-name="T55"> </text:span>cliente/ristorante<text:span text:style-name="T1"> </text:span>riesce<text:span text:style-name="T55"> </text:span>ad<text:span text:style-name="T1"> </text:span>accedere<text:span text:style-name="T55"> </text:span><text:span text:style-name="T5">all’app</text:span></text:p>
        <text:p text:style-name="P40"><text:span text:style-name="T8">Scenario principale di successo: </text:span>il cliente/ristorante digita i suoi dati d’accesso, clicca il pulsante di autenticazione e riesce ad accedere all’app</text:p>
        <text:p text:style-name="P36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5">alta</text:span></text:p>
        <text:p text:style-name="P44"><text:span text:style-name="T8">Scenario alternativo: </text:span>il cliente/ristora<text:span text:style-name="T85">nt</text:span>e non riesce ad accedere all’app <text:span text:style-name="T5">perché:</text:span></text:p>
        <text:list text:style-name="L1">
          <text:list-item>
            <text:p text:style-name="P45"><text:span text:style-name="T70">non</text:span><text:span text:style-name="T5"> è registrato</text:span></text:p>
          </text:list-item>
          <text:list-item>
            <text:p text:style-name="P46">non <text:span text:style-name="T5">ha inserito le credenziali corrette</text:span></text:p>
          </text:list-item>
          <text:list-item>
            <text:p text:style-name="P47"/>
          </text:list-item>
        </text:list>
        <text:p text:style-name="P48"/>
        <text:p text:style-name="P30">CU3</text:p>
        <text:p text:style-name="P35"><text:span text:style-name="T8">Scelta</text:span><text:span text:style-name="T66"> </text:span><text:span text:style-name="T7">posizione</text:span></text:p>
        <text:p text:style-name="P33"><text:span text:style-name="T8"/></text:p>
        <text:p text:style-name="P34"><text:span text:style-name="T8">Scopo:</text:span><text:span text:style-name="T52"> </text:span>trovare<text:span text:style-name="T1"> </text:span>i<text:span text:style-name="T1"> </text:span>ristoranti<text:span text:style-name="T1"> </text:span>nelle<text:span text:style-name="T1"> </text:span><text:span text:style-name="T5">vicinanze</text:span></text:p>
        <text:p text:style-name="P35"><text:span text:style-name="T8">Attori</text:span><text:span text:style-name="T75"> </text:span><text:span text:style-name="T8">primari:</text:span><text:span text:style-name="T76"> </text:span><text:span text:style-name="T5">cliente</text:span></text:p>
        <text:p text:style-name="P41"><text:span text:style-name="T8">Stakeholder: </text:span>il cliente deve comunicare la propria posizione per poter visualizzare i ristoranti dai quali può ordinare</text:p>
        <text:p text:style-name="P36"><text:span text:style-name="T8">Precondizioni:</text:span><text:span text:style-name="T50"> </text:span>aver<text:span text:style-name="T51"> </text:span>fatto<text:span text:style-name="T51"> </text:span>il<text:span text:style-name="T51"> </text:span><text:span text:style-name="T5">login</text:span></text:p>
        <text:p text:style-name="P35"><text:span text:style-name="T8">Scenario</text:span><text:span text:style-name="T78"> </text:span><text:span text:style-name="T8">di</text:span><text:span text:style-name="T78"> </text:span><text:span text:style-name="T8">successo:</text:span><text:span text:style-name="T78"> </text:span>il<text:span text:style-name="T77"> </text:span>cliente<text:span text:style-name="T77"> </text:span>riesce<text:span text:style-name="T77"> </text:span>a<text:span text:style-name="T77"> </text:span>visualizzare<text:span text:style-name="T77"> </text:span>i<text:span text:style-name="T77"> </text:span><text:span text:style-name="T5">ristoranti</text:span></text:p>
        <text:p text:style-name="P42"><text:span text:style-name="T8">Scenario</text:span><text:span text:style-name="T57"> </text:span><text:span text:style-name="T8">principale</text:span><text:span text:style-name="T57"> </text:span><text:span text:style-name="T8">di</text:span><text:span text:style-name="T57"> </text:span><text:span text:style-name="T8">successo:</text:span><text:span text:style-name="T57"> </text:span>il<text:span text:style-name="T55"> </text:span>cliente<text:span text:style-name="T55"> </text:span>sceglie<text:span text:style-name="T55"> </text:span>una<text:span text:style-name="T55"> </text:span>posizione<text:span text:style-name="T55"> </text:span>disponibile<text:span text:style-name="T55"> </text:span>e<text:span text:style-name="T55"> </text:span>visualizza<text:span text:style-name="T55"> </text:span>i ristornati nella sua zona</text:p>
        <text:p text:style-name="P36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5">alta</text:span></text:p>
        <text:p text:style-name="P41"><text:span text:style-name="T8">Scenario alternativo: </text:span>il cliente cerca di inserire una posizione non disponibile o in quella fascia oraria non ci sono ristoranti disponibili</text:p>
        <text:p text:style-name="P49"/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pan text:style-name="T8"/></text:p>
        <text:p text:style-name="P37"><text:soft-page-break/><text:span text:style-name="T8"/></text:p>
        <text:p text:style-name="P31">CU4</text:p>
        <text:p text:style-name="P32">Ordinazione</text:p>
        <text:p text:style-name="P50"><text:span text:style-name="T8"/></text:p>
        <text:p text:style-name="P37"><text:span text:style-name="T8">Scopo:</text:span><text:span text:style-name="T68"> </text:span>scegliere<text:span text:style-name="T67"> </text:span>il<text:span text:style-name="T67"> </text:span>cibo<text:span text:style-name="T5"> </text:span>e<text:span text:style-name="T67"> </text:span><text:span text:style-name="T5">ordinare</text:span></text:p>
        <text:p text:style-name="P35"><text:span text:style-name="T8">Attori</text:span><text:span text:style-name="T75"> </text:span><text:span text:style-name="T8">primari:</text:span><text:span text:style-name="T76"> </text:span><text:span text:style-name="T5">cliente</text:span></text:p>
        <text:p text:style-name="P35"><text:span text:style-name="T8">Stakeholder: </text:span>il cliente visualizza<text:span text:style-name="T43"> </text:span>i cibi disponibili,<text:span text:style-name="T43"> </text:span>ne sceglie alcuni e<text:span text:style-name="T43"> </text:span>li <text:span text:style-name="T5">ordina</text:span></text:p>
        <text:p text:style-name="P35"><text:span text:style-name="T8">Precondizioni:</text:span><text:span text:style-name="T57"> </text:span>avere<text:span text:style-name="T67"> </text:span>impostato<text:span text:style-name="T55"> </text:span>la<text:span text:style-name="T67"> </text:span>propria<text:span text:style-name="T55"> </text:span><text:span text:style-name="T5">posizione</text:span></text:p>
        <text:p text:style-name="P35"><text:span text:style-name="T8">Scenario di successo: </text:span>il cliente<text:span text:style-name="T43"> </text:span>trova almeno un piatto di suo<text:span text:style-name="T43"> </text:span>gradimento e lo <text:span text:style-name="T5">ordina</text:span></text:p>
        <text:p text:style-name="P35"><text:span text:style-name="T8">Scenario</text:span><text:span text:style-name="T71"> </text:span><text:span text:style-name="T8">principale</text:span><text:span text:style-name="T71"> </text:span><text:span text:style-name="T8">di</text:span><text:span text:style-name="T71"> </text:span><text:span text:style-name="T8">successo:</text:span><text:span text:style-name="T71"> </text:span>il<text:span text:style-name="T70"> </text:span>cliente<text:span text:style-name="T70"> </text:span>sceglie<text:span text:style-name="T70"> </text:span>un<text:span text:style-name="T70"> </text:span>piatto<text:span text:style-name="T70"> </text:span>in<text:span text:style-name="T70"> </text:span>base<text:span text:style-name="T70"> </text:span>al<text:span text:style-name="T70"> </text:span>prezzo<text:span text:style-name="T70"> </text:span>e<text:span text:style-name="T70"> </text:span>al<text:span text:style-name="T70"> </text:span>tempo<text:span text:style-name="T70"> </text:span>stimato di consegna, presenta l’ordinazione e sceglie un metodo di pagamento. Viene quindi creato un ordine e viene messo in attesa.</text:p>
        <text:p text:style-name="P38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5">alta</text:span></text:p>
        <text:p text:style-name="P39"><text:span text:style-name="T8">Scenario alternativo: </text:span>il cliente non trova piatti di suo gradimento o non trova un metodo di pagamento adeguato alle proprie esigenze</text:p>
        <text:p text:style-name="P49"/>
        <text:p text:style-name="P30">CU5</text:p>
        <text:p text:style-name="P32">Pagamento</text:p>
        <text:p text:style-name="P33"><text:span text:style-name="T8"/></text:p>
        <text:p text:style-name="P34"><text:span text:style-name="T8">Scopo:</text:span><text:span text:style-name="T2"> </text:span>passaggio<text:span text:style-name="T55"> </text:span>alla<text:span text:style-name="T55"> </text:span>fase<text:span text:style-name="T55"> </text:span>di<text:span text:style-name="T55"> </text:span>preparazione<text:span text:style-name="T55"> </text:span>e<text:span text:style-name="T55"> </text:span><text:span text:style-name="T5">pagamento</text:span></text:p>
        <text:p text:style-name="P35"><text:span text:style-name="T8">Attori</text:span><text:span text:style-name="T2"> </text:span><text:span text:style-name="T8">primari:</text:span><text:span text:style-name="T57"> </text:span>ristorante,<text:span text:style-name="T55"> </text:span><text:span text:style-name="T5">cliente</text:span></text:p>
        <text:p text:style-name="P35"><text:span text:style-name="T8">Stakeholder:</text:span><text:span text:style-name="T47"> </text:span>il<text:span text:style-name="T46"> </text:span>ristorante<text:span text:style-name="T46"> </text:span>notifica<text:span text:style-name="T73"> </text:span>al<text:span text:style-name="T46"> </text:span>cliente<text:span text:style-name="T46"> </text:span>di<text:span text:style-name="T73"> aver ricevuto l’ordine</text:span></text:p>
        <text:p text:style-name="P35"><text:span text:style-name="T8">Precondizioni:</text:span><text:span text:style-name="T57"> </text:span><text:span text:style-name="T55">il cliente deve aver scelto del cibo</text:span></text:p>
        <text:p text:style-name="P35"><text:span text:style-name="T8">Scenario</text:span><text:span text:style-name="T50"> </text:span><text:span text:style-name="T8">di</text:span><text:span text:style-name="T52"> </text:span><text:span text:style-name="T8">successo:</text:span><text:span text:style-name="T52"> </text:span>il<text:span text:style-name="T49"> </text:span>cliente<text:span text:style-name="T51"> </text:span><text:span text:style-name="T55">paga</text:span></text:p>
        <text:p text:style-name="P41"><text:span text:style-name="T8">Scenario principale di successo: </text:span>il cliente effettua un pagamento, l’ordine può quindi essere preparato. Parte un timer per il tempo massimo di preparazione.</text:p>
        <text:p text:style-name="P36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5">alta</text:span></text:p>
        <text:p text:style-name="P44"><text:span text:style-name="T8">Scenario</text:span><text:span text:style-name="T11"> </text:span><text:span text:style-name="T7">alternativo:</text:span></text:p>
        <text:list text:style-name="L1">
          <text:list-item>
            <text:p text:style-name="P45">il<text:span text:style-name="T73"> </text:span>cliente<text:span text:style-name="T73"> </text:span>non<text:span text:style-name="T73"> </text:span>effettua<text:span text:style-name="T73"> </text:span>il<text:span text:style-name="T73"> </text:span>pagamento<text:span text:style-name="T73"> </text:span>in<text:span text:style-name="T79"> </text:span>tempo<text:span text:style-name="T73"> </text:span>e<text:span text:style-name="T73"> </text:span>l’ordine<text:span text:style-name="T73"> </text:span>viene<text:span text:style-name="T73"> </text:span><text:span text:style-name="T5">annullato.</text:span></text:p>
          </text:list-item>
          <text:list-item>
            <text:p text:style-name="P46">Il<text:span text:style-name="T73"> </text:span>cliente<text:span text:style-name="T73"> </text:span>ha<text:span text:style-name="T73"> </text:span>scelto<text:span text:style-name="T79"> </text:span>il<text:span text:style-name="T73"> </text:span>pagamento<text:span text:style-name="T73"> </text:span>in<text:span text:style-name="T79"> </text:span>contanti<text:span text:style-name="T73"> </text:span>alla<text:span text:style-name="T73"> </text:span><text:span text:style-name="T5">consegna.</text:span></text:p>
          </text:list-item>
          <text:list-item>
            <text:p text:style-name="P47">Scade il timer<text:span text:style-name="T43"> </text:span>della preparazione e<text:span text:style-name="T43"> </text:span>si procede con<text:span text:style-name="T43"> </text:span>un <text:span text:style-name="T5">rimborso.</text:span></text:p>
          </text:list-item>
          <text:list-item>
            <text:p text:style-name="P47">Il cliente non ha abbastanza credito sul proprio conto</text:p>
          </text:list-item>
          <text:list-item>
            <text:p text:style-name="P47"/>
          </text:list-item>
        </text:list>
        <text:p text:style-name="P28">CU6</text:p>
        <text:p text:style-name="P32">Consegna</text:p>
        <text:p text:style-name="P33"><text:span text:style-name="T8"/></text:p>
        <text:p text:style-name="P34"><text:span text:style-name="T8">Scopo:</text:span><text:span text:style-name="T2"> </text:span>far<text:span text:style-name="T1"> </text:span>arrivare<text:span text:style-name="T1"> </text:span>il<text:span text:style-name="T1"> </text:span>cibo<text:span text:style-name="T55"> </text:span>al<text:span text:style-name="T1"> </text:span><text:span text:style-name="T5">cliente</text:span></text:p>
        <text:p text:style-name="P35"><text:span text:style-name="T8">Attori</text:span><text:span text:style-name="T80"> </text:span><text:span text:style-name="T8">primari:</text:span><text:span text:style-name="T82"> </text:span><text:span text:style-name="T5">cliente</text:span><text:span text:style-name="T81">, ristorante</text:span></text:p>
        <text:p text:style-name="P35"><text:span text:style-name="T8">Stakeholder:</text:span><text:span text:style-name="T44"> </text:span>il<text:span text:style-name="T43"> </text:span>rider<text:span text:style-name="T46"> </text:span>consegna<text:span text:style-name="T43"> </text:span>il<text:span text:style-name="T43"> </text:span>cibo<text:span text:style-name="T46"> </text:span>al<text:span text:style-name="T43"> </text:span>cliente,<text:span text:style-name="T43"> </text:span>che<text:span text:style-name="T46"> </text:span>conferma<text:span text:style-name="T43"> </text:span>di<text:span text:style-name="T43"> </text:span>averlo<text:span text:style-name="T46"> </text:span><text:span text:style-name="T5">ricevuto</text:span></text:p>
        <text:p text:style-name="P35"><text:span text:style-name="T8">Precondizioni</text:span>:<text:span text:style-name="T5"> </text:span>deve<text:span text:style-name="T70"> </text:span>essere<text:span text:style-name="T5"> </text:span>stato<text:span text:style-name="T70"> </text:span>spedito<text:span text:style-name="T70"> </text:span>il<text:span text:style-name="T5"> </text:span><text:span text:style-name="T55">cibo</text:span></text:p>
        <text:p text:style-name="P35"><text:span text:style-name="T8">Scenario</text:span><text:span text:style-name="T84"> </text:span><text:span text:style-name="T8">di</text:span><text:span text:style-name="T84"> </text:span><text:span text:style-name="T8">successo:</text:span><text:span text:style-name="T84"> </text:span>la<text:span text:style-name="T77"> </text:span>consegna<text:span text:style-name="T83"> </text:span>viene<text:span text:style-name="T83"> </text:span><text:span text:style-name="T5">effettuata</text:span></text:p>
        <text:p text:style-name="P39"><text:span text:style-name="T8">Scenario principale di successo: </text:span>il cliente riceve il cibo e notifica di averlo ricevuto. Lo stato dell’ordine passa quindi a “consegnato”.</text:p>
        <text:p text:style-name="P36"><text:span text:style-name="T8">Frequenza</text:span><text:span text:style-name="T50"> </text:span><text:span text:style-name="T8">di</text:span><text:span text:style-name="T52"> </text:span><text:span text:style-name="T8">occorrenza</text:span><text:span text:style-name="T52"> </text:span><text:span text:style-name="T8">del</text:span><text:span text:style-name="T52"> </text:span><text:span text:style-name="T8">caso</text:span><text:span text:style-name="T52"> </text:span><text:span text:style-name="T8">d’uso:</text:span><text:span text:style-name="T52"> </text:span><text:span text:style-name="T5">alta.</text:span></text:p>
        <text:p text:style-name="P44"><text:span text:style-name="T8">Scenario</text:span><text:span text:style-name="T11"> </text:span><text:span text:style-name="T7">alternativo:</text:span></text:p>
        <text:list text:style-name="L1">
          <text:list-item>
            <text:p text:style-name="P45">Il<text:span text:style-name="T70"> </text:span>cliente<text:span text:style-name="T70"> </text:span>è<text:span text:style-name="T70"> </text:span><text:span text:style-name="T5">assente</text:span></text:p>
          </text:list-item>
          <text:list-item>
            <text:p text:style-name="P46">Il cliente risconta delle<text:span text:style-name="T43"> </text:span>inesattezze <text:span text:style-name="T5">nell’ordine</text:span></text:p>
          </text:list-item>
        </text:list>
      </text:section>
      <text:h text:style-name="P15" text:outline-level="3" loext:marker-style-name="T54">Frequenza<text:span text:style-name="T49"> </text:span>di<text:span text:style-name="T51"> </text:span>occorrenza<text:span text:style-name="T51"> </text:span>del<text:span text:style-name="T51"> </text:span>caso<text:span text:style-name="T51"> </text:span>d’uso:<text:span text:style-name="T51"> </text:span><text:span text:style-name="T56">alta</text:span></text:h>
      <text:p text:style-name="P5"><text:span text:style-name="T9">Scenario alternativo: </text:span>il cliente non trova piatti di suo gradimento o non trova un metodo di pagamento adeguato alle proprie esigenze</text:p>
      <text:p text:style-name="P9"/>
      <text:h text:style-name="Heading_20_1" text:outline-level="2"><text:span text:style-name="T1">CU</text:span><text:span text:style-name="T4">5</text:span></text:h>
      <text:h text:style-name="P13" text:outline-level="3">Pagamento</text:h>
      <text:p text:style-name="P10" loext:marker-style-name="T9"/>
      <text:p text:style-name="Text_20_body"><text:span text:style-name="T9">Scopo:</text:span><text:span text:style-name="T3"> </text:span>passaggio<text:span text:style-name="T55"> </text:span>alla<text:span text:style-name="T55"> </text:span>fase<text:span text:style-name="T55"> </text:span>di<text:span text:style-name="T55"> </text:span>preparazione<text:span text:style-name="T55"> </text:span>e<text:span text:style-name="T55"> </text:span><text:span text:style-name="T5">pagamento</text:span></text:p>
      <text:p text:style-name="P19" loext:marker-style-name="T19"><text:span text:style-name="T13">Attori</text:span><text:span text:style-name="T26"> </text:span><text:span text:style-name="T13">primari:</text:span><text:span text:style-name="T20"> </text:span><text:span text:style-name="T19">ristorante,</text:span><text:span text:style-name="T21"> </text:span><text:span text:style-name="T16">cliente</text:span></text:p>
      <text:p text:style-name="P6"><text:span text:style-name="T9">Stakeholder:</text:span><text:span text:style-name="T48"> </text:span>il<text:span text:style-name="T46"> </text:span>ristorante<text:span text:style-name="T46"> </text:span>notifica<text:span text:style-name="T73"> </text:span>al<text:span text:style-name="T46"> </text:span>cliente<text:span text:style-name="T46"> </text:span>di<text:span text:style-name="T73"> </text:span><text:span text:style-name="T74">aver ricevuto l’ordine</text:span></text:p>
      <text:p text:style-name="P19" loext:marker-style-name="T19"><text:span text:style-name="T13">Precondizioni:</text:span><text:span text:style-name="T20"> </text:span><text:span text:style-name="T22">il cliente deve aver scelto del cibo</text:span></text:p>
      <text:p text:style-name="P19" loext:marker-style-name="T19"><text:soft-page-break/><text:span text:style-name="T13">Scenario</text:span><text:span text:style-name="T33"> </text:span><text:span text:style-name="T13">di</text:span><text:span text:style-name="T23"> </text:span><text:span text:style-name="T13">successo:</text:span><text:span text:style-name="T23"> </text:span><text:span text:style-name="T19">il</text:span><text:span text:style-name="T34"> </text:span><text:span text:style-name="T19">cliente</text:span><text:span text:style-name="T24"> </text:span><text:span text:style-name="T21">paga</text:span></text:p>
      <text:p text:style-name="P26" loext:marker-style-name="T19"><text:span text:style-name="T13">Scenario principale di successo: </text:span><text:span text:style-name="T19">il cliente effettua un pagamento, l’ordine può quindi essere preparato. Parte un timer per il tempo massimo di preparazione.</text:span></text:p>
      <text:h text:style-name="P14" text:outline-level="3" loext:marker-style-name="T54">Frequenza<text:span text:style-name="T49"> </text:span>di<text:span text:style-name="T51"> </text:span>occorrenza<text:span text:style-name="T51"> </text:span>del<text:span text:style-name="T51"> </text:span>caso<text:span text:style-name="T51"> </text:span>d’uso:<text:span text:style-name="T51"> </text:span><text:span text:style-name="T56">alta</text:span></text:h>
      <text:p text:style-name="P27" loext:marker-style-name="T13"><text:span text:style-name="T13">Scenario</text:span><text:span text:style-name="T38"> </text:span><text:span text:style-name="T17">alternativo:</text:span></text:p>
      <text:list text:style-name="WWNum1">
        <text:list-item>
          <text:p text:style-name="P16" loext:marker-style-name="T62"><text:span text:style-name="T58">il</text:span><text:span text:style-name="T41"> </text:span><text:span text:style-name="T19">cliente</text:span><text:span text:style-name="T41"> </text:span><text:span text:style-name="T19">non</text:span><text:span text:style-name="T41"> </text:span><text:span text:style-name="T19">effettua</text:span><text:span text:style-name="T41"> </text:span><text:span text:style-name="T19">il</text:span><text:span text:style-name="T41"> </text:span><text:span text:style-name="T19">pagamento</text:span><text:span text:style-name="T41"> </text:span><text:span text:style-name="T19">in</text:span><text:span text:style-name="T42"> </text:span><text:span text:style-name="T19">tempo</text:span><text:span text:style-name="T41"> </text:span><text:span text:style-name="T19">e</text:span><text:span text:style-name="T41"> </text:span><text:span text:style-name="T19">l’ordine</text:span><text:span text:style-name="T41"> </text:span><text:span text:style-name="T19">viene</text:span><text:span text:style-name="T41"> </text:span><text:span text:style-name="T16">annullato.</text:span></text:p>
        </text:list-item>
        <text:list-item>
          <text:p text:style-name="P17" loext:marker-style-name="T62"><text:span text:style-name="T58">Il</text:span><text:span text:style-name="T41"> </text:span><text:span text:style-name="T19">cliente</text:span><text:span text:style-name="T41"> </text:span><text:span text:style-name="T19">ha</text:span><text:span text:style-name="T41"> </text:span><text:span text:style-name="T19">scelto</text:span><text:span text:style-name="T42"> </text:span><text:span text:style-name="T19">il</text:span><text:span text:style-name="T41"> </text:span><text:span text:style-name="T19">pagamento</text:span><text:span text:style-name="T41"> </text:span><text:span text:style-name="T19">in</text:span><text:span text:style-name="T42"> </text:span><text:span text:style-name="T19">contanti</text:span><text:span text:style-name="T41"> </text:span><text:span text:style-name="T19">alla</text:span><text:span text:style-name="T41"> </text:span><text:span text:style-name="T16">consegna.</text:span></text:p>
        </text:list-item>
        <text:list-item>
          <text:p text:style-name="P18" loext:marker-style-name="T62"><text:span text:style-name="T58">Scade il timer</text:span><text:span text:style-name="T32"> </text:span><text:span text:style-name="T19">della preparazione e</text:span><text:span text:style-name="T32"> </text:span><text:span text:style-name="T19">si procede con</text:span><text:span text:style-name="T32"> </text:span><text:span text:style-name="T19">un </text:span><text:span text:style-name="T16">rimborso.</text:span></text:p>
          <text:p text:style-name="P18" loext:marker-style-name="T62"><text:span text:style-name="T64"/></text:p>
        </text:list-item>
      </text:list>
      <text:h text:style-name="P1" text:outline-level="2"><text:span text:style-name="T1">CU</text:span><text:span text:style-name="T4">6</text:span></text:h>
      <text:h text:style-name="P13" text:outline-level="3">Consegna</text:h>
      <text:p text:style-name="P10" loext:marker-style-name="T9"/>
      <text:p text:style-name="Text_20_body"><text:span text:style-name="T9">Scopo:</text:span><text:span text:style-name="T3"> </text:span>far<text:span text:style-name="T1"> </text:span>arrivare<text:span text:style-name="T1"> </text:span>il<text:span text:style-name="T1"> </text:span>cibo<text:span text:style-name="T55"> </text:span>al<text:span text:style-name="T1"> </text:span><text:span text:style-name="T5">cliente</text:span></text:p>
      <text:p text:style-name="P22" loext:marker-style-name="T19"><text:span text:style-name="T13">Attori</text:span><text:span text:style-name="T35"> </text:span><text:span text:style-name="T13">primari:</text:span><text:span text:style-name="T36"> </text:span><text:span text:style-name="T18">cliente</text:span><text:span text:style-name="T37">, ristorante</text:span></text:p>
      <text:p text:style-name="P6"><text:span text:style-name="T9">Stakeholder:</text:span><text:span text:style-name="T45"> </text:span>il<text:span text:style-name="T43"> </text:span>rider<text:span text:style-name="T46"> </text:span>consegna<text:span text:style-name="T43"> </text:span>il<text:span text:style-name="T43"> </text:span>cibo<text:span text:style-name="T46"> </text:span>al<text:span text:style-name="T43"> </text:span>cliente,<text:span text:style-name="T43"> </text:span>che<text:span text:style-name="T46"> </text:span>conferma<text:span text:style-name="T43"> </text:span>di<text:span text:style-name="T43"> </text:span>averlo<text:span text:style-name="T46"> </text:span><text:span text:style-name="T5">ricevuto</text:span></text:p>
      <text:p text:style-name="P19" loext:marker-style-name="T19"><text:span text:style-name="T13">Precondizioni</text:span><text:span text:style-name="T19">:</text:span><text:span text:style-name="T16"> </text:span><text:span text:style-name="T19">deve</text:span><text:span text:style-name="T31"> </text:span><text:span text:style-name="T19">essere</text:span><text:span text:style-name="T16"> </text:span><text:span text:style-name="T19">stato</text:span><text:span text:style-name="T31"> </text:span><text:span text:style-name="T19">spedito</text:span><text:span text:style-name="T31"> </text:span><text:span text:style-name="T19">il</text:span><text:span text:style-name="T16"> </text:span><text:span text:style-name="T21">cibo</text:span></text:p>
      <text:p text:style-name="P19" loext:marker-style-name="T19"><text:span text:style-name="T13">Scenario</text:span><text:span text:style-name="T40"> </text:span><text:span text:style-name="T13">di</text:span><text:span text:style-name="T40"> </text:span><text:span text:style-name="T13">successo:</text:span><text:span text:style-name="T40"> </text:span><text:span text:style-name="T19">la</text:span><text:span text:style-name="T30"> </text:span><text:span text:style-name="T19">consegna</text:span><text:span text:style-name="T39"> </text:span><text:span text:style-name="T19">viene</text:span><text:span text:style-name="T39"> </text:span><text:span text:style-name="T16">effettuata</text:span></text:p>
      <text:p text:style-name="P23" loext:marker-style-name="T19"><text:span text:style-name="T13">Scenario principale di successo: </text:span><text:span text:style-name="T19">il cliente riceve il cibo e notifica di averlo ricevuto. Lo stato dell’ordine passa quindi a “consegnato”.</text:span></text:p>
      <text:h text:style-name="P14" text:outline-level="3" loext:marker-style-name="T54">Frequenza<text:span text:style-name="T49"> </text:span>di<text:span text:style-name="T51"> </text:span>occorrenza<text:span text:style-name="T51"> </text:span>del<text:span text:style-name="T51"> </text:span>caso<text:span text:style-name="T51"> </text:span>d’uso:<text:span text:style-name="T51"> </text:span><text:span text:style-name="T6">alta.</text:span></text:h>
      <text:p text:style-name="P27" loext:marker-style-name="T13"><text:span text:style-name="T13">Scenario</text:span><text:span text:style-name="T38"> </text:span><text:span text:style-name="T17">alternativo:</text:span></text:p>
      <text:list text:continue-numbering="true" text:style-name="WWNum1">
        <text:list-item>
          <text:p text:style-name="P16" loext:marker-style-name="T63"><text:span text:style-name="T58">Il</text:span><text:span text:style-name="T31"> </text:span><text:span text:style-name="T19">cliente</text:span><text:span text:style-name="T31"> </text:span><text:span text:style-name="T19">è</text:span><text:span text:style-name="T31"> </text:span><text:span text:style-name="T16">assente</text:span></text:p>
        </text:list-item>
        <text:list-item>
          <text:p text:style-name="P17" loext:marker-style-name="T63"><text:span text:style-name="T58">Il cliente risconta delle</text:span><text:span text:style-name="T32"> </text:span><text:span text:style-name="T19">inesattezze </text:span><text:span text:style-name="T16">nell’ordine</text:span></text:p>
          <text:p text:style-name="P18" loext:marker-style-name="T63"><text:span text:style-name="T1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1" fo:font-family="Arial" style:font-family-generic="roman" style:font-pitch="variable" fo:language="it" fo:country="I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99cm"/>
      <style:text-properties style:font-name="Arial1" fo:font-family="Arial" style:font-family-generic="roman" style:font-pitch="variable" fo:font-size="11pt" fo:language="it" fo:country="IT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9cm"/>
      <style:text-properties style:font-name="Arial1" fo:font-family="Arial" style:font-family-generic="roman" style:font-pitch="variable" fo:font-size="11pt" fo:language="it" fo:country="IT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99cm" fo:margin-top="0.012cm" fo:margin-bottom="0cm" style:contextual-spacing="false"/>
      <style:text-properties style:font-name="Arial1" fo:font-family="Arial" style:font-family-generic="roman" style:font-pitch="variable" fo:font-size="11pt" fo:language="it" fo:country="IT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21cm" fo:line-height="0.425cm" fo:text-indent="-0.422cm" style:auto-text-indent="false"/>
      <style:text-properties style:font-name="Arial1" fo:font-family="Arial" style:font-family-generic="roman" style:font-pitch="variable" fo:language="it" fo:country="I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it" fo:country="IT" style:language-asian="en" style:country-asian="US" style:language-complex="ar" style:country-complex="SA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letter-spacing="normal" fo:language="it" fo:country="I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 style:text-scale="124%"/>
    </style:style>
    <style:style style:name="ListLabel_20_2" style:display-name="ListLabel 2" style:family="text">
      <style:text-properties fo:language="it" fo:country="IT" style:language-asian="en" style:country-asian="US" style:language-complex="ar" style:country-complex="SA"/>
    </style:style>
    <style:style style:name="ListLabel_20_3" style:display-name="ListLabel 3" style:family="text">
      <style:text-properties fo:language="it" fo:country="IT" style:language-asian="en" style:country-asian="US" style:language-complex="ar" style:country-complex="SA"/>
    </style:style>
    <style:style style:name="ListLabel_20_4" style:display-name="ListLabel 4" style:family="text">
      <style:text-properties fo:language="it" fo:country="IT" style:language-asian="en" style:country-asian="US" style:language-complex="ar" style:country-complex="SA"/>
    </style:style>
    <style:style style:name="ListLabel_20_5" style:display-name="ListLabel 5" style:family="text">
      <style:text-properties fo:language="it" fo:country="IT" style:language-asian="en" style:country-asian="US" style:language-complex="ar" style:country-complex="SA"/>
    </style:style>
    <style:style style:name="ListLabel_20_6" style:display-name="ListLabel 6" style:family="text">
      <style:text-properties fo:language="it" fo:country="IT" style:language-asian="en" style:country-asian="US" style:language-complex="ar" style:country-complex="SA"/>
    </style:style>
    <style:style style:name="ListLabel_20_7" style:display-name="ListLabel 7" style:family="text">
      <style:text-properties fo:language="it" fo:country="IT" style:language-asian="en" style:country-asian="US" style:language-complex="ar" style:country-complex="SA"/>
    </style:style>
    <style:style style:name="ListLabel_20_8" style:display-name="ListLabel 8" style:family="text">
      <style:text-properties fo:language="it" fo:country="IT" style:language-asian="en" style:country-asian="US" style:language-complex="ar" style:country-complex="SA"/>
    </style:style>
    <style:style style:name="ListLabel_20_9" style:display-name="ListLabel 9" style:family="text">
      <style:text-properties fo:language="it" fo:country="IT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423cm" fo:margin-left="0.623cm"/>
        </style:list-level-properties>
        <style:text-properties style:font-name="Arial3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2.30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9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5.65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7.3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8.99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0.67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3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4.0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99cm" fo:margin-bottom="0.494cm" fo:margin-left="1.799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99cm" fo:margin-bottom="0.494cm" fo:margin-left="1.799cm" fo:margin-right="1.834cm" style:writing-mode="lr-tb" style:layout-grid-color="#c0c0c0" style:layout-grid-lines="274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asi d'uso</dc:title>
    <meta:creation-date>2024-06-09T13:28:16</meta:creation-date>
    <dc:date>2024-06-13T14:42:47.190000000</dc:date>
    <meta:editing-duration>PT11M16S</meta:editing-duration>
    <meta:generator>LibreOffice/7.6.3.2$Windows_X86_64 LibreOffice_project/29d686fea9f6705b262d369fede658f824154cc0</meta:generator>
    <meta:editing-cycles>3</meta:editing-cycles>
    <meta:document-statistic meta:table-count="0" meta:image-count="0" meta:object-count="0" meta:page-count="3" meta:paragraph-count="99" meta:word-count="782" meta:character-count="5144" meta:non-whitespace-character-count="4474"/>
    <meta:user-defined meta:name="AppVersion">12.0000</meta:user-defined>
    <meta:user-defined meta:name="Created" meta:value-type="date">2023-04-21T00:00:00</meta:user-defined>
    <meta:user-defined meta:name="Creator">Pages</meta:user-defined>
    <meta:user-defined meta:name="LastSaved" meta:value-type="date">2024-06-09T00:00:00</meta:user-defined>
    <meta:user-defined meta:name="Producer" meta:value-type="string">3-Heights(TM) PDF Security Shell 4.8.25.2 (http://www.pdf-tools.com)</meta:user-defined>
    <meta:template xlink:type="simple" xlink:actuate="onRequest" xlink:title="Normal" xlink:href=""/>
  </office:meta>
</office:document-meta>
</file>